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AF0000023A5A957926E2DBB20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11.401cm" svg:height="15.078cm" svg:x="5.383cm" svg:y="3.044cm">
          <draw:image xlink:href="Pictures/10000000000001AF0000023A5A957926E2DBB20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1T09:16:18.637732299</meta:creation-date>
    <dc:date>2016-10-01T13:17:14.871048781</dc:date>
    <meta:editing-duration>PT3H20M2S</meta:editing-duration>
    <meta:editing-cycles>11</meta:editing-cycles>
    <meta:generator>LibreOffice/5.1.4.2$Linux_X86_64 LibreOffice_project/10m0$Build-2</meta:generator>
    <meta:document-statistic meta:object-count="24"/>
  </office:meta>
</office:document-meta>
</file>